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13.399cm"/>
    </style:style>
    <style:style style:name="co3" style:family="table-column">
      <style:table-column-properties fo:break-before="auto" style:column-width="0.8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Y-1AD10001 <text:s text:c="3"/></text:p>
          </table:table-cell>
          <table:table-cell office:value-type="string" calcext:value-type="string">
            <text:p>PEAD GM 9450 F <text:s text:c="4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10 <text:s text:c="2"/></text:p>
          </table:table-cell>
          <table:table-cell office:value-type="string" calcext:value-type="string">
            <text:p>PEAD AMARELO <text:s text:c="4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11 <text:s text:c="2"/></text:p>
          </table:table-cell>
          <table:table-cell office:value-type="string" calcext:value-type="string">
            <text:p>PEAD VERMELHO <text:s text:c="4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12 <text:s text:c="2"/></text:p>
          </table:table-cell>
          <table:table-cell office:value-type="string" calcext:value-type="string">
            <text:p>PEAD AZUL <text:s text:c="5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13 <text:s text:c="2"/></text:p>
          </table:table-cell>
          <table:table-cell office:value-type="string" calcext:value-type="string">
            <text:p>PEAD HF 0144 <text:s text:c="4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14 <text:s text:c="2"/></text:p>
          </table:table-cell>
          <table:table-cell office:value-type="string" calcext:value-type="string">
            <text:p>PEAD NG7000 DOW <text:s text:c="4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15 <text:s text:c="2"/></text:p>
          </table:table-cell>
          <table:table-cell office:value-type="string" calcext:value-type="string">
            <text:p>PEAD E-924 IMPORTADO FORMOSA <text:s text:c="3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16 <text:s text:c="2"/></text:p>
          </table:table-cell>
          <table:table-cell office:value-type="string" calcext:value-type="string">
            <text:p>PEAD HD 7000F <text:s text:c="4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17 <text:s text:c="2"/></text:p>
          </table:table-cell>
          <table:table-cell office:value-type="string" calcext:value-type="string">
            <text:p>PEAD H 5604F SCG <text:s text:c="43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18 <text:s text:c="2"/></text:p>
          </table:table-cell>
          <table:table-cell office:value-type="string" calcext:value-type="string">
            <text:p>PEAD FI 0750 <text:s text:c="4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19 <text:s text:c="2"/></text:p>
          </table:table-cell>
          <table:table-cell office:value-type="string" calcext:value-type="string">
            <text:p>PEAD 9001 <text:s text:c="5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2 <text:s text:c="3"/></text:p>
          </table:table-cell>
          <table:table-cell office:value-type="string" calcext:value-type="string">
            <text:p>PEAD H150 (BRASKEM) <text:s text:c="4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3 <text:s text:c="3"/></text:p>
          </table:table-cell>
          <table:table-cell office:value-type="string" calcext:value-type="string">
            <text:p>PEAD HD B5927 <text:s text:c="4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4 <text:s text:c="3"/></text:p>
          </table:table-cell>
          <table:table-cell office:value-type="string" calcext:value-type="string">
            <text:p>PEAD BF 4810 ou HF-4810 <text:s text:c="3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5 <text:s text:c="3"/></text:p>
          </table:table-cell>
          <table:table-cell office:value-type="string" calcext:value-type="string">
            <text:p>PEAD HF 0150 <text:s text:c="4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6 <text:s text:c="3"/></text:p>
          </table:table-cell>
          <table:table-cell office:value-type="string" calcext:value-type="string">
            <text:p>PEAD 40055/L <text:s text:c="4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7 <text:s text:c="3"/></text:p>
          </table:table-cell>
          <table:table-cell office:value-type="string" calcext:value-type="string">
            <text:p>PEAD HB 0454 I NATURAL <text:s text:c="3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8 <text:s text:c="3"/></text:p>
          </table:table-cell>
          <table:table-cell office:value-type="string" calcext:value-type="string">
            <text:p>PEAD NATURAL <text:s text:c="4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09 <text:s text:c="3"/></text:p>
          </table:table-cell>
          <table:table-cell office:value-type="string" calcext:value-type="string">
            <text:p>PEAD BRANCO <text:s text:c="4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10 <text:s text:c="3"/></text:p>
          </table:table-cell>
          <table:table-cell office:value-type="string" calcext:value-type="string">
            <text:p>PEAD 2287 (MATERIAL IMPORTADO) <text:s text:c="2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11 <text:s text:c="3"/></text:p>
          </table:table-cell>
          <table:table-cell office:value-type="string" calcext:value-type="string">
            <text:p>PEAD HF 5007 (RIOPOL) <text:s text:c="3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12 <text:s text:c="3"/></text:p>
          </table:table-cell>
          <table:table-cell office:value-type="string" calcext:value-type="string">
            <text:p>PEAD HD-F-11 PEAD OFF FILME <text:s text:c="3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13 <text:s text:c="3"/></text:p>
          </table:table-cell>
          <table:table-cell office:value-type="string" calcext:value-type="string">
            <text:p>PEAD HFG 00346 - IMPORTADO (ELEME) <text:s text:c="2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14 <text:s text:c="3"/></text:p>
          </table:table-cell>
          <table:table-cell office:value-type="string" calcext:value-type="string">
            <text:p>PEAD ACP 9255 IMPORTADO BASELL <text:s text:c="2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15 <text:s text:c="3"/></text:p>
          </table:table-cell>
          <table:table-cell office:value-type="string" calcext:value-type="string">
            <text:p>PEAD HF 09522 - (0952 novo) <text:s text:c="3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10016 <text:s text:c="3"/></text:p>
          </table:table-cell>
          <table:table-cell office:value-type="string" calcext:value-type="string">
            <text:p>PEAD F00952 <text:s text:c="4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410011 <text:s text:c="2"/></text:p>
          </table:table-cell>
          <table:table-cell office:value-type="string" calcext:value-type="string">
            <text:p>PEAD HS 53003 RIOPOL <text:s text:c="3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1 <text:s text:c="3"/></text:p>
          </table:table-cell>
          <table:table-cell office:value-type="string" calcext:value-type="string">
            <text:p>ADITIVO EDVA UE 1825 A <text:s text:c="3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10 <text:s text:c="2"/></text:p>
          </table:table-cell>
          <table:table-cell office:value-type="string" calcext:value-type="string">
            <text:p>ADITIVO DESLIZANTE SLIP EUROCAMIDA ADPRISMA SL004 L/E-PRISME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11 <text:s text:c="2"/></text:p>
          </table:table-cell>
          <table:table-cell office:value-type="string" calcext:value-type="string">
            <text:p>ADITIVO ANTI ESTATICO AE 7144A - ENGEFLEX <text:s text:c="1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12 <text:s text:c="2"/></text:p>
          </table:table-cell>
          <table:table-cell office:value-type="string" calcext:value-type="string">
            <text:p>ADITIVO ANTO BLOCK AB 7109A - ENGEFLEX <text:s text:c="2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13 <text:s text:c="2"/></text:p>
          </table:table-cell>
          <table:table-cell office:value-type="string" calcext:value-type="string">
            <text:p>ADITIVO DESLIZANTE SLIP EUROCAMIDA AD1000 - ENGEFLEX <text:s text:c="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14 <text:s text:c="2"/></text:p>
          </table:table-cell>
          <table:table-cell office:value-type="string" calcext:value-type="string">
            <text:p>ADITIVO DESLIZANTE SLIP EUROCAMIDA - CROMEX <text:s text:c="1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15 <text:s text:c="2"/></text:p>
          </table:table-cell>
          <table:table-cell office:value-type="string" calcext:value-type="string">
            <text:p>ADITIVO ACELERADOR 9543 (MTG) <text:s text:c="30"/>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Y-1ADI00016 <text:s text:c="2"/></text:p>
          </table:table-cell>
          <table:table-cell office:value-type="string" calcext:value-type="string">
            <text:p>ADITIVO AUXILIAR DE FLUXO AF 005 (PRISMEX) <text:s text:c="1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17 <text:s text:c="2"/></text:p>
          </table:table-cell>
          <table:table-cell office:value-type="string" calcext:value-type="string">
            <text:p>PIGMENTO BRANCO UNIBATCH 70% 26,054 CO <text:s text:c="2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18 <text:s text:c="2"/></text:p>
          </table:table-cell>
          <table:table-cell office:value-type="string" calcext:value-type="string">
            <text:p>ADITIVO DESLIZANTE UNIBATCH 25,038 <text:s text:c="2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19 <text:s text:c="2"/></text:p>
          </table:table-cell>
          <table:table-cell office:value-type="string" calcext:value-type="string">
            <text:p>ADITIVO ANTI-ESTATICO UNIBATCH 25,032 <text:s text:c="2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2 <text:s text:c="3"/></text:p>
          </table:table-cell>
          <table:table-cell office:value-type="string" calcext:value-type="string">
            <text:p>ADITIVO UV (FS 012 L) (UV 5104) <text:s text:c="2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20 <text:s text:c="2"/></text:p>
          </table:table-cell>
          <table:table-cell office:value-type="string" calcext:value-type="string">
            <text:p>COMPOSTO PURGA UNIBATCH 25,027 <text:s text:c="2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21 <text:s text:c="2"/></text:p>
          </table:table-cell>
          <table:table-cell office:value-type="string" calcext:value-type="string">
            <text:p>ADITIVO ANTIBLOQUEIO UNIBATCH 25,035 <text:s text:c="23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22 <text:s text:c="2"/></text:p>
          </table:table-cell>
          <table:table-cell office:value-type="string" calcext:value-type="string">
            <text:p>AMPLIFY GR 216 <text:s text:c="4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23 <text:s text:c="2"/></text:p>
          </table:table-cell>
          <table:table-cell office:value-type="string" calcext:value-type="string">
            <text:p>ADITIVO ACELERADOR - CDB - REF: <text:s text:c="28"/>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Y-1ADI00024 <text:s text:c="2"/></text:p>
          </table:table-cell>
          <table:table-cell office:value-type="string" calcext:value-type="string">
            <text:p>ADITIVO RETARDADOR - CDB - REF: <text:s text:c="28"/>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 office:value-type="string" calcext:value-type="string">
            <text:p>Y-1ADI00025 <text:s text:c="2"/></text:p>
          </table:table-cell>
          <table:table-cell office:value-type="string" calcext:value-type="string">
            <text:p>COMPOSTO CYC 800 CRISTAL <text:s text:c="3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256 <text:s/></text:p>
          </table:table-cell>
          <table:table-cell office:value-type="string" calcext:value-type="string">
            <text:p>ADITIVO ANTI ESTATICO AE AE 5524 <text:s/>CROMEX <text:s text:c="1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27 <text:s text:c="2"/></text:p>
          </table:table-cell>
          <table:table-cell office:value-type="string" calcext:value-type="string">
            <text:p>ADITIVO UV Adprisma FS 007 L <text:s text:c="3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28 <text:s text:c="2"/></text:p>
          </table:table-cell>
          <table:table-cell office:value-type="string" calcext:value-type="string">
            <text:p>ADITIVO ACELERADOR (920-AC001) TSA <text:s text:c="2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29 <text:s text:c="2"/></text:p>
          </table:table-cell>
          <table:table-cell office:value-type="string" calcext:value-type="string">
            <text:p>ADITIVO DESLIZANTE SLIP DL 7110N (ENGEFLEX) <text:s text:c="1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3 <text:s text:c="3"/></text:p>
          </table:table-cell>
          <table:table-cell office:value-type="string" calcext:value-type="string">
            <text:p>PIGMENTO BRANCO BL100 <text:s text:c="3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4 <text:s text:c="3"/></text:p>
          </table:table-cell>
          <table:table-cell office:value-type="string" calcext:value-type="string">
            <text:p>ADITIVO BIODEGRADAVEL 2EM-D2W <text:s text:c="3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5 <text:s text:c="3"/></text:p>
          </table:table-cell>
          <table:table-cell office:value-type="string" calcext:value-type="string">
            <text:p>ADITIVO ADDFLEX (ANTIBLOCK+DESLIZANTE) <text:s text:c="2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6 <text:s text:c="3"/></text:p>
          </table:table-cell>
          <table:table-cell office:value-type="string" calcext:value-type="string">
            <text:p>ADITIVO HI-LINE F-850 <text:s text:c="3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7 <text:s text:c="3"/></text:p>
          </table:table-cell>
          <table:table-cell office:value-type="string" calcext:value-type="string">
            <text:p>ADITIVO ANTI BLOCK AB002 <text:s text:c="3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8 <text:s text:c="3"/></text:p>
          </table:table-cell>
          <table:table-cell office:value-type="string" calcext:value-type="string">
            <text:p>ADITIVO ANTI ESTATICO ADPRISMA AE 001 L/E <text:s text:c="1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DI0009 <text:s text:c="3"/></text:p>
          </table:table-cell>
          <table:table-cell office:value-type="string" calcext:value-type="string">
            <text:p>ADITIVO BIODEGRADAVEL COD. 93389 <text:s text:c="2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IRBOL01 <text:s text:c="2"/></text:p>
          </table:table-cell>
          <table:table-cell office:value-type="string" calcext:value-type="string">
            <text:p>BOBINA AIRBOL1,40X100 MTS <text:s text:c="34"/>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Y-1AIRBOL02 <text:s text:c="2"/></text:p>
          </table:table-cell>
          <table:table-cell office:value-type="string" calcext:value-type="string">
            <text:p>BOBINA AIRBOL 1,60X100MTS <text:s text:c="34"/>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Y-1ANT0002 <text:s text:c="3"/></text:p>
          </table:table-cell>
          <table:table-cell office:value-type="string" calcext:value-type="string">
            <text:p>ANTICHAMA (RC-5053) (M-9026) (FR 016 L) <text:s text:c="2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ANTIBLOCK02</text:p>
          </table:table-cell>
          <table:table-cell office:value-type="string" calcext:value-type="string">
            <text:p>ADITIVO ANTI BLOQUEIO+DESLIZANTE-AB 002A <text:s text:c="1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02117 <text:s text:c="3"/></text:p>
          </table:table-cell>
          <table:table-cell office:value-type="string" calcext:value-type="string">
            <text:p>PEBD PB682 (CONVENCIONAL) <text:s text:c="3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01 <text:s text:c="3"/></text:p>
          </table:table-cell>
          <table:table-cell office:value-type="string" calcext:value-type="string">
            <text:p>PEBD 2450 A <text:s text:c="4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016 <text:s text:c="2"/></text:p>
          </table:table-cell>
          <table:table-cell office:value-type="string" calcext:value-type="string">
            <text:p>PEBD EB 853/72 (CONV. COM DESLIZANTE) <text:s text:c="2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02 <text:s text:c="3"/></text:p>
          </table:table-cell>
          <table:table-cell office:value-type="string" calcext:value-type="string">
            <text:p>PEBD 4100 A <text:s text:c="4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03 <text:s text:c="3"/></text:p>
          </table:table-cell>
          <table:table-cell office:value-type="string" calcext:value-type="string">
            <text:p>PEBD EF-2126 S3 (CONVENCIONAL C/ DESLIZANTE E ANTIBLOIQUEIO)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04 <text:s text:c="3"/></text:p>
          </table:table-cell>
          <table:table-cell office:value-type="string" calcext:value-type="string">
            <text:p>PEBD POLY LD DUCB 6001 NT INDL <text:s text:c="2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05 <text:s text:c="3"/></text:p>
          </table:table-cell>
          <table:table-cell office:value-type="string" calcext:value-type="string">
            <text:p>PELBD FEL 020 A NATURAL LINEAR <text:s text:c="2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06 <text:s text:c="3"/></text:p>
          </table:table-cell>
          <table:table-cell office:value-type="string" calcext:value-type="string">
            <text:p>PEBD UB-2119NP <text:s text:c="4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07 <text:s text:c="3"/></text:p>
          </table:table-cell>
          <table:table-cell office:value-type="string" calcext:value-type="string">
            <text:p>PEBD F C3 1 D LINEAR <text:s text:c="3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08 <text:s text:c="3"/></text:p>
          </table:table-cell>
          <table:table-cell office:value-type="string" calcext:value-type="string">
            <text:p>PEBD113-C CONVENCIONAL. <text:s text:c="3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09 <text:s text:c="3"/></text:p>
          </table:table-cell>
          <table:table-cell office:value-type="string" calcext:value-type="string">
            <text:p>PEBD EF-2203 INDUSTRIAL S/DESLIZANTE) <text:s text:c="2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0 <text:s text:c="3"/></text:p>
          </table:table-cell>
          <table:table-cell office:value-type="string" calcext:value-type="string">
            <text:p>PEBD TS 7035 (CONVENCIONAL COM DESLIZANTE) <text:s text:c="1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00 <text:s text:c="2"/></text:p>
          </table:table-cell>
          <table:table-cell office:value-type="string" calcext:value-type="string">
            <text:p>PELBD Q1018N IMPORTADO QATOFIN (linear sem deslizante) <text:s text:c="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01 <text:s text:c="2"/></text:p>
          </table:table-cell>
          <table:table-cell office:value-type="string" calcext:value-type="string">
            <text:p>PELBD LF1040CC LINEAR COM DESLIZANTE-WESTLAKE <text:s text:c="1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02 <text:s text:c="2"/></text:p>
          </table:table-cell>
          <table:table-cell office:value-type="string" calcext:value-type="string">
            <text:p>PELBD FP33 LINEAR DE BAIXA DENSSIDADE <text:s text:c="2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03 <text:s text:c="2"/></text:p>
          </table:table-cell>
          <table:table-cell office:value-type="string" calcext:value-type="string">
            <text:p>PELBD PF0118 LINEAR COM DESLIZANTE-ICC POL <text:s text:c="1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04 <text:s text:c="2"/></text:p>
          </table:table-cell>
          <table:table-cell office:value-type="string" calcext:value-type="string">
            <text:p>PELBD Q1018H IMPORTADO QATOFIN (linear com deslizante) <text:s text:c="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05 <text:s text:c="2"/></text:p>
          </table:table-cell>
          <table:table-cell office:value-type="string" calcext:value-type="string">
            <text:p>PELBD 1400 LINEAR SEM DESLIZANTE-EXCELENE <text:s text:c="1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06 <text:s text:c="2"/></text:p>
          </table:table-cell>
          <table:table-cell office:value-type="string" calcext:value-type="string">
            <text:p>PEBD FEB 005A - convencional <text:s/>COM deslizante <text:s text:c="1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07 <text:s text:c="2"/></text:p>
          </table:table-cell>
          <table:table-cell office:value-type="string" calcext:value-type="string">
            <text:p>PEBD (2426H)(0274)(2125)(2102)(LT660)(323)conv com desliz <text:s text:c="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08 <text:s text:c="2"/></text:p>
          </table:table-cell>
          <table:table-cell office:value-type="string" calcext:value-type="string">
            <text:p>PEBD 100 INDUSTRIAL IPETHENE <text:s text:c="3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09 <text:s text:c="2"/></text:p>
          </table:table-cell>
          <table:table-cell office:value-type="string" calcext:value-type="string">
            <text:p>PELBD Q2018C LOTRENE (linear sem deslizante) <text:s text:c="1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10 <text:s text:c="2"/></text:p>
          </table:table-cell>
          <table:table-cell office:value-type="string" calcext:value-type="string">
            <text:p>PELBD EFDC-7087 EQUATE (linear com deslizante) <text:s text:c="13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11 <text:s text:c="2"/></text:p>
          </table:table-cell>
          <table:table-cell office:value-type="string" calcext:value-type="string">
            <text:p>PEBD 046-A - Convencional com Deslizante (REPSOL) <text:s text:c="1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12 <text:s text:c="2"/></text:p>
          </table:table-cell>
          <table:table-cell office:value-type="string" calcext:value-type="string">
            <text:p>PEBD 150E (industrial DOW) <text:s text:c="33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13 <text:s text:c="2"/></text:p>
          </table:table-cell>
          <table:table-cell office:value-type="string" calcext:value-type="string">
            <text:p>PEBD 5320 HANWHA (convencional com deslizante) <text:s text:c="13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14 <text:s text:c="2"/></text:p>
          </table:table-cell>
          <table:table-cell office:value-type="string" calcext:value-type="string">
            <text:p>PEBD LF 2103 / LT 033 (industrial sem deslizante) <text:s text:c="1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15 <text:s text:c="2"/></text:p>
          </table:table-cell>
          <table:table-cell office:value-type="string" calcext:value-type="string">
            <text:p>PEBD 2221 FG (convencional com deslizante) <text:s text:c="1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16 <text:s text:c="2"/></text:p>
          </table:table-cell>
          <table:table-cell office:value-type="string" calcext:value-type="string">
            <text:p>PELBD LINEAR OFF COM 20% DE ALTA <text:s text:c="2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17 <text:s text:c="2"/></text:p>
          </table:table-cell>
          <table:table-cell office:value-type="string" calcext:value-type="string">
            <text:p>PEAD OFF COM 20% DE LINEAR <text:s text:c="33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18 <text:s text:c="2"/></text:p>
          </table:table-cell>
          <table:table-cell office:value-type="string" calcext:value-type="string">
            <text:p>PEBD 2426H CONVENCIONAL <text:s text:c="3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19 <text:s text:c="2"/></text:p>
          </table:table-cell>
          <table:table-cell office:value-type="string" calcext:value-type="string">
            <text:p>PELBD FS150A (Linear sem Deslizante) <text:s text:c="23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20 <text:s text:c="2"/></text:p>
          </table:table-cell>
          <table:table-cell office:value-type="string" calcext:value-type="string">
            <text:p>PEBD FD 0274 IMPORTADO (convencional com deslizante) <text:s text:c="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21 <text:s text:c="2"/></text:p>
          </table:table-cell>
          <table:table-cell office:value-type="string" calcext:value-type="string">
            <text:p>PELBD 1401 LINEAR COM DESLIZANTE <text:s text:c="2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22 <text:s text:c="2"/></text:p>
          </table:table-cell>
          <table:table-cell office:value-type="string" calcext:value-type="string">
            <text:p>PEBD 2420D - INDUSTRIAL <text:s text:c="3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23 <text:s text:c="2"/></text:p>
          </table:table-cell>
          <table:table-cell office:value-type="string" calcext:value-type="string">
            <text:p>PELBD 118W - LINEAR COM DESLIZANTE (SABIC) <text:s text:c="1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24 <text:s text:c="2"/></text:p>
          </table:table-cell>
          <table:table-cell office:value-type="string" calcext:value-type="string">
            <text:p>PELBD 118N - LINEAR SEM DESLIZANTE (SABIC) <text:s text:c="1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25 <text:s text:c="2"/></text:p>
          </table:table-cell>
          <table:table-cell office:value-type="string" calcext:value-type="string">
            <text:p>PEBD 046 - convencional SEM deslizante <text:s text:c="2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26 <text:s text:c="2"/></text:p>
          </table:table-cell>
          <table:table-cell office:value-type="string" calcext:value-type="string">
            <text:p>PEBD 2100 / 2420 / FB 3003 / LT 033 - INDUSTRIAL <text:s text:c="1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27 <text:s text:c="2"/></text:p>
          </table:table-cell>
          <table:table-cell office:value-type="string" calcext:value-type="string">
            <text:p>PELBD LL 4 F 801-SB (linear com deslizante) <text:s text:c="1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28 <text:s text:c="2"/></text:p>
          </table:table-cell>
          <table:table-cell office:value-type="string" calcext:value-type="string">
            <text:p>PEBD LT 660 -CONVENCIONAL C/ DESLIZANTE - sasol <text:s text:c="1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29 <text:s text:c="2"/></text:p>
          </table:table-cell>
          <table:table-cell office:value-type="string" calcext:value-type="string">
            <text:p>PELBD LL5012 - linear SEM deslizante <text:s text:c="23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31 <text:s text:c="2"/></text:p>
          </table:table-cell>
          <table:table-cell office:value-type="string" calcext:value-type="string">
            <text:p>PELBD LL7410D <text:s text:c="4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32 <text:s text:c="2"/></text:p>
          </table:table-cell>
          <table:table-cell office:value-type="string" calcext:value-type="string">
            <text:p>PELBD HF 2007 <text:s/>Linear sem Deslizante <text:s text:c="23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33 <text:s text:c="2"/></text:p>
          </table:table-cell>
          <table:table-cell office:value-type="string" calcext:value-type="string">
            <text:p>PELBD FLEXUS 9200 - METALOCENO <text:s text:c="2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34 <text:s text:c="2"/></text:p>
          </table:table-cell>
          <table:table-cell office:value-type="string" calcext:value-type="string">
            <text:p>PEBD 105 F Bapolene (industrial) <text:s text:c="2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35 <text:s text:c="2"/></text:p>
          </table:table-cell>
          <table:table-cell office:value-type="string" calcext:value-type="string">
            <text:p>PEBD LDF 700 - INDUSTRIAL (SABIC) <text:s text:c="2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36 <text:s text:c="2"/></text:p>
          </table:table-cell>
          <table:table-cell office:value-type="string" calcext:value-type="string">
            <text:p>PELBD L42009E2 (Linear com deslizante) FORMOSA <text:s text:c="13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37 <text:s text:c="2"/></text:p>
          </table:table-cell>
          <table:table-cell office:value-type="string" calcext:value-type="string">
            <text:p>PEBD G803 <text:s text:c="5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38 <text:s text:c="2"/></text:p>
          </table:table-cell>
          <table:table-cell office:value-type="string" calcext:value-type="string">
            <text:p>PEBD BF 0323 (industrial alta transparência Braskem) <text:s text:c="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39 <text:s text:c="2"/></text:p>
          </table:table-cell>
          <table:table-cell office:value-type="string" calcext:value-type="string">
            <text:p>PELBD LL4F801 LINEAR SEM DESLIZANTE <text:s text:c="2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4 <text:s text:c="3"/></text:p>
          </table:table-cell>
          <table:table-cell office:value-type="string" calcext:value-type="string">
            <text:p>PEBD TX 7003 (INDUSTRIAL) <text:s text:c="3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40 <text:s text:c="2"/></text:p>
          </table:table-cell>
          <table:table-cell office:value-type="string" calcext:value-type="string">
            <text:p>PEBD LT660 CONVENCIONAL <text:s text:c="3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41 <text:s text:c="2"/></text:p>
          </table:table-cell>
          <table:table-cell office:value-type="string" calcext:value-type="string">
            <text:p>PELBD FEL 301 POLIETILENO LINEAR DE BAIXA DENSIDADE <text:s text:c="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42 <text:s text:c="2"/></text:p>
          </table:table-cell>
          <table:table-cell office:value-type="string" calcext:value-type="string">
            <text:p>PELBD LLB100SA (LINEAR COM DESLIZANTE) <text:s text:c="2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43 <text:s text:c="2"/></text:p>
          </table:table-cell>
          <table:table-cell office:value-type="string" calcext:value-type="string">
            <text:p>PELBD LLB100 (LINEAR SEM DESLIZANTE) <text:s text:c="23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44 <text:s text:c="2"/></text:p>
          </table:table-cell>
          <table:table-cell office:value-type="string" calcext:value-type="string">
            <text:p>PEBD FEB 015 (industrial) <text:s text:c="3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45 <text:s text:c="2"/></text:p>
          </table:table-cell>
          <table:table-cell office:value-type="string" calcext:value-type="string">
            <text:p>PEBD FEB 301 (convencional) <text:s text:c="3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46 <text:s text:c="2"/></text:p>
          </table:table-cell>
          <table:table-cell office:value-type="string" calcext:value-type="string">
            <text:p>PELBD FEL 045A (linear sem deslizante) <text:s text:c="2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47 <text:s text:c="2"/></text:p>
          </table:table-cell>
          <table:table-cell office:value-type="string" calcext:value-type="string">
            <text:p>PELBD LF 1020/21AF (linear COM deslizante) <text:s text:c="1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48 <text:s text:c="2"/></text:p>
          </table:table-cell>
          <table:table-cell office:value-type="string" calcext:value-type="string">
            <text:p>PELBD LL5010B (LINEAR SEM DESLIZANTE) <text:s text:c="2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49 <text:s text:c="2"/></text:p>
          </table:table-cell>
          <table:table-cell office:value-type="string" calcext:value-type="string">
            <text:p>PELBD LL3120 (linear com deslizante) <text:s text:c="23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4-N <text:s/></text:p>
          </table:table-cell>
          <table:table-cell office:value-type="string" calcext:value-type="string">
            <text:p>PEBD TS 4016 <text:s text:c="4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5 <text:s text:c="3"/></text:p>
          </table:table-cell>
          <table:table-cell office:value-type="string" calcext:value-type="string">
            <text:p>PEBD TS 7028 <text:s text:c="4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50 <text:s text:c="2"/></text:p>
          </table:table-cell>
          <table:table-cell office:value-type="string" calcext:value-type="string">
            <text:p>PELBD L42009B (linear sem deslizante) <text:s text:c="2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51 <text:s text:c="2"/></text:p>
          </table:table-cell>
          <table:table-cell office:value-type="string" calcext:value-type="string">
            <text:p>PEBD 111 INDUSTRIAL - Carmel <text:s text:c="3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52 <text:s text:c="2"/></text:p>
          </table:table-cell>
          <table:table-cell office:value-type="string" calcext:value-type="string">
            <text:p>PELBD 3304 (linear com deslizante) <text:s text:c="2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53 <text:s text:c="2"/></text:p>
          </table:table-cell>
          <table:table-cell office:value-type="string" calcext:value-type="string">
            <text:p>PELBD 3214 (Linear com deslizante) FORMOSA <text:s text:c="1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54 <text:s text:c="2"/></text:p>
          </table:table-cell>
          <table:table-cell office:value-type="string" calcext:value-type="string">
            <text:p>PELBD EXCELENE 2400 linear sem deslizante <text:s text:c="1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55 <text:s text:c="2"/></text:p>
          </table:table-cell>
          <table:table-cell office:value-type="string" calcext:value-type="string">
            <text:p>PELBD LL118 (linear SEM deslizante) <text:s text:c="2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56 <text:s text:c="2"/></text:p>
          </table:table-cell>
          <table:table-cell office:value-type="string" calcext:value-type="string">
            <text:p>PEBD 2427H - convencional com deslizante <text:s text:c="1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57 <text:s text:c="2"/></text:p>
          </table:table-cell>
          <table:table-cell office:value-type="string" calcext:value-type="string">
            <text:p>PELBD LL5801N - Linear COM Deslizante (Braskem) <text:s text:c="1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58 <text:s text:c="2"/></text:p>
          </table:table-cell>
          <table:table-cell office:value-type="string" calcext:value-type="string">
            <text:p>PELBD 3225 Linear SEM deslizante - FORMOSA TAISOX <text:s text:c="1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17 <text:s text:c="3"/></text:p>
          </table:table-cell>
          <table:table-cell office:value-type="string" calcext:value-type="string">
            <text:p>PELBD FEL 020 SEM DESLIZANTE <text:s text:c="3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21 <text:s text:c="3"/></text:p>
          </table:table-cell>
          <table:table-cell office:value-type="string" calcext:value-type="string">
            <text:p>PELBD 1045-B LINEAR <text:s text:c="4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22 <text:s text:c="3"/></text:p>
          </table:table-cell>
          <table:table-cell office:value-type="string" calcext:value-type="string">
            <text:p>PEBD 440-C <text:s text:c="4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23 <text:s text:c="3"/></text:p>
          </table:table-cell>
          <table:table-cell office:value-type="string" calcext:value-type="string">
            <text:p>PEBD EF 2003 (antigo UB 600-C) INDUSTRIAL <text:s text:c="1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24 <text:s text:c="3"/></text:p>
          </table:table-cell>
          <table:table-cell office:value-type="string" calcext:value-type="string">
            <text:p>PEBD TS 8057 <text:s text:c="4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25 <text:s text:c="3"/></text:p>
          </table:table-cell>
          <table:table-cell office:value-type="string" calcext:value-type="string">
            <text:p>PEBD F-2523 CONVENCIONAL <text:s text:c="3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26 <text:s text:c="3"/></text:p>
          </table:table-cell>
          <table:table-cell office:value-type="string" calcext:value-type="string">
            <text:p>PEBD TMF-1019D <text:s text:c="4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27 <text:s text:c="3"/></text:p>
          </table:table-cell>
          <table:table-cell office:value-type="string" calcext:value-type="string">
            <text:p>PELBD HF 22007-B5 LINEAR (RIOPOL) <text:s text:c="2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28 <text:s text:c="3"/></text:p>
          </table:table-cell>
          <table:table-cell office:value-type="string" calcext:value-type="string">
            <text:p>PEBD EF-2428S3 - CONVENCIONAL (ANTIGO 113-C) <text:s text:c="1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29 <text:s text:c="3"/></text:p>
          </table:table-cell>
          <table:table-cell office:value-type="string" calcext:value-type="string">
            <text:p>PEAD 81830.12 (7997) <text:s text:c="3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30 <text:s text:c="3"/></text:p>
          </table:table-cell>
          <table:table-cell office:value-type="string" calcext:value-type="string">
            <text:p>PEBD FG-31D LINEAR <text:s text:c="4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31 <text:s text:c="3"/></text:p>
          </table:table-cell>
          <table:table-cell office:value-type="string" calcext:value-type="string">
            <text:p>PEBD FM 31D LINEAR <text:s text:c="4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32 <text:s text:c="3"/></text:p>
          </table:table-cell>
          <table:table-cell office:value-type="string" calcext:value-type="string">
            <text:p>PEBD2085-B LINEAR <text:s text:c="4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33 <text:s text:c="3"/></text:p>
          </table:table-cell>
          <table:table-cell office:value-type="string" calcext:value-type="string">
            <text:p>PEBD FUB 222-C (OFF CONVENCIONAL) <text:s text:c="2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34 <text:s text:c="3"/></text:p>
          </table:table-cell>
          <table:table-cell office:value-type="string" calcext:value-type="string">
            <text:p>PEBD BF001 OFF industrial <text:s text:c="3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35 <text:s text:c="3"/></text:p>
          </table:table-cell>
          <table:table-cell office:value-type="string" calcext:value-type="string">
            <text:p>PEBD UB 2307AT/01 SEMI-INDUSTRIAL C/ DESLIZANTE E ANTIBLOQ. 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36 <text:s text:c="3"/></text:p>
          </table:table-cell>
          <table:table-cell office:value-type="string" calcext:value-type="string">
            <text:p>PEBD UB 2304 AT (INDUSTRIAL S/ DESLIZANTE) <text:s text:c="1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37 <text:s text:c="3"/></text:p>
          </table:table-cell>
          <table:table-cell office:value-type="string" calcext:value-type="string">
            <text:p>PEBD FEB 060 OFF convencional <text:s text:c="3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38 <text:s text:c="3"/></text:p>
          </table:table-cell>
          <table:table-cell office:value-type="string" calcext:value-type="string">
            <text:p>PEBD TS 8056 (BLENDA LINEAR) <text:s text:c="3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39 <text:s text:c="3"/></text:p>
          </table:table-cell>
          <table:table-cell office:value-type="string" calcext:value-type="string">
            <text:p>PEBS S-1522 CONVENCIONAL <text:s text:c="3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40 <text:s text:c="3"/></text:p>
          </table:table-cell>
          <table:table-cell office:value-type="string" calcext:value-type="string">
            <text:p>PELBD LF 0720/20 AF (linear SEM deslizante) <text:s text:c="1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41 <text:s text:c="3"/></text:p>
          </table:table-cell>
          <table:table-cell office:value-type="string" calcext:value-type="string">
            <text:p>PEBD TMF-1018 <text:s text:c="4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42 <text:s text:c="3"/></text:p>
          </table:table-cell>
          <table:table-cell office:value-type="string" calcext:value-type="string">
            <text:p>PEBD 0221 INDUSTRIAL <text:s text:c="3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43 <text:s text:c="3"/></text:p>
          </table:table-cell>
          <table:table-cell office:value-type="string" calcext:value-type="string">
            <text:p>PEBD TX 4003 INDUSTRIAL <text:s text:c="3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44 <text:s text:c="3"/></text:p>
          </table:table-cell>
          <table:table-cell office:value-type="string" calcext:value-type="string">
            <text:p>PEBD CX 7020 (CONVENCIONAL SEM DESLIZANTE) <text:s text:c="1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45 <text:s text:c="3"/></text:p>
          </table:table-cell>
          <table:table-cell office:value-type="string" calcext:value-type="string">
            <text:p>PELBD LH820/30AF P LINEAR COM DESLIZANTE <text:s text:c="1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46 <text:s text:c="3"/></text:p>
          </table:table-cell>
          <table:table-cell office:value-type="string" calcext:value-type="string">
            <text:p>PEBD 2045-B (LINEAR SEM DESLIZANTE) <text:s text:c="2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47 <text:s text:c="3"/></text:p>
          </table:table-cell>
          <table:table-cell office:value-type="string" calcext:value-type="string">
            <text:p>PEBD1045-11B LINEAR <text:s text:c="4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48 <text:s text:c="3"/></text:p>
          </table:table-cell>
          <table:table-cell office:value-type="string" calcext:value-type="string">
            <text:p>PEBD 401-C CONVENCIONAL <text:s text:c="3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49 <text:s text:c="3"/></text:p>
          </table:table-cell>
          <table:table-cell office:value-type="string" calcext:value-type="string">
            <text:p>PEBD FUB 111-C (OFF) <text:s text:c="3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50 <text:s text:c="3"/></text:p>
          </table:table-cell>
          <table:table-cell office:value-type="string" calcext:value-type="string">
            <text:p>PEBD UB 2119NP OFF CONVENCIONAL <text:s text:c="2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51 <text:s text:c="3"/></text:p>
          </table:table-cell>
          <table:table-cell office:value-type="string" calcext:value-type="string">
            <text:p>PEBD TS 8058 LINEAR <text:s text:c="4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52 <text:s text:c="3"/></text:p>
          </table:table-cell>
          <table:table-cell office:value-type="string" calcext:value-type="string">
            <text:p>PEBD 680 <text:s text:c="5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53 <text:s text:c="3"/></text:p>
          </table:table-cell>
          <table:table-cell office:value-type="string" calcext:value-type="string">
            <text:p>PEBD UB 2119 (CONVENCIONAL S/DESLIZANTE) <text:s text:c="19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54 <text:s text:c="3"/></text:p>
          </table:table-cell>
          <table:table-cell office:value-type="string" calcext:value-type="string">
            <text:p>PEBD TS 5601 <text:s text:c="4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55 <text:s text:c="3"/></text:p>
          </table:table-cell>
          <table:table-cell office:value-type="string" calcext:value-type="string">
            <text:p>PELBD BF2008-S3 LINEAR (RIOPOL) <text:s text:c="2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56 <text:s text:c="3"/></text:p>
          </table:table-cell>
          <table:table-cell office:value-type="string" calcext:value-type="string">
            <text:p>PELBD LF 0720/21 AF (linear COM deslizante) <text:s text:c="1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57 <text:s text:c="3"/></text:p>
          </table:table-cell>
          <table:table-cell office:value-type="string" calcext:value-type="string">
            <text:p>PEBD UB-2307 AT SEMI-(INDUSTRIAL S/ DESLIZANTE) <text:s text:c="1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58 <text:s text:c="3"/></text:p>
          </table:table-cell>
          <table:table-cell office:value-type="string" calcext:value-type="string">
            <text:p>PEBD CX-7065 <text:s text:c="4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59 <text:s text:c="3"/></text:p>
          </table:table-cell>
          <table:table-cell office:value-type="string" calcext:value-type="string">
            <text:p>PELBD LHB 118/21 AF NATURAL LINEAR SEM DESLIZANTE <text:s text:c="1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60 <text:s text:c="3"/></text:p>
          </table:table-cell>
          <table:table-cell office:value-type="string" calcext:value-type="string">
            <text:p>PEBDL LL 118/21 NATURAL <text:s text:c="3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61 <text:s text:c="3"/></text:p>
          </table:table-cell>
          <table:table-cell office:value-type="string" calcext:value-type="string">
            <text:p>BOBINA FILME PEBD NATURAL IMPRESSO 4 CORES 100mm X 0,15 <text:s text:c="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62 <text:s text:c="3"/></text:p>
          </table:table-cell>
          <table:table-cell office:value-type="string" calcext:value-type="string">
            <text:p>BOBINA FILME PEBD NATURAL IMPRESSO 4 CORES 200mm X 0,15 <text:s text:c="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63 <text:s text:c="3"/></text:p>
          </table:table-cell>
          <table:table-cell office:value-type="string" calcext:value-type="string">
            <text:p>BOBINA FILME PEBD NATURAL IMPRESSO 4 CORES 400mm X 0,15 <text:s text:c="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64 <text:s text:c="3"/></text:p>
          </table:table-cell>
          <table:table-cell office:value-type="string" calcext:value-type="string">
            <text:p>BOBINA FILME PEBD NATURAL IMPRESSO 4 CORES 800mm X 0,15 <text:s text:c="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65 <text:s text:c="3"/></text:p>
          </table:table-cell>
          <table:table-cell office:value-type="string" calcext:value-type="string">
            <text:p>BOBINA FILME PEBD NATURAL IMPRESSO 4 CORES 500mm X 0,15 <text:s text:c="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66 <text:s text:c="3"/></text:p>
          </table:table-cell>
          <table:table-cell office:value-type="string" calcext:value-type="string">
            <text:p>PEBD PB 525/64 <text:s text:c="4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67 <text:s text:c="3"/></text:p>
          </table:table-cell>
          <table:table-cell office:value-type="string" calcext:value-type="string">
            <text:p>PELBD HF-2208 S3 (RIOPOL) <text:s text:c="3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68 <text:s text:c="3"/></text:p>
          </table:table-cell>
          <table:table-cell office:value-type="string" calcext:value-type="string">
            <text:p>PEBD 1925-F <text:s text:c="4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69 <text:s text:c="3"/></text:p>
          </table:table-cell>
          <table:table-cell office:value-type="string" calcext:value-type="string">
            <text:p>PEBD EB-853 (CONV. SEM DESLIZANTE) <text:s text:c="2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70 <text:s text:c="3"/></text:p>
          </table:table-cell>
          <table:table-cell office:value-type="string" calcext:value-type="string">
            <text:p>PEBD PB 526 (INDUSTRIAL S/ DESLIZANTE) <text:s text:c="2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71 <text:s text:c="3"/></text:p>
          </table:table-cell>
          <table:table-cell office:value-type="string" calcext:value-type="string">
            <text:p>BOB PEBD VCI ENFEST 22X0,10 <text:s text:c="3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72 <text:s text:c="3"/></text:p>
          </table:table-cell>
          <table:table-cell office:value-type="string" calcext:value-type="string">
            <text:p>BOB PEBD VCI ENFEST 32X0,10 <text:s text:c="3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73 <text:s text:c="3"/></text:p>
          </table:table-cell>
          <table:table-cell office:value-type="string" calcext:value-type="string">
            <text:p>BOB PEBD VCI ENFEST 42X0,10 <text:s text:c="3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74 <text:s text:c="3"/></text:p>
          </table:table-cell>
          <table:table-cell office:value-type="string" calcext:value-type="string">
            <text:p>PEBD CONV. S/ DESLIZ. (FUB 111) <text:s text:c="2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75 <text:s text:c="3"/></text:p>
          </table:table-cell>
          <table:table-cell office:value-type="string" calcext:value-type="string">
            <text:p>PEBD CONV. C/ DESLIZ. (FUB 222) <text:s text:c="2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76 <text:s text:c="3"/></text:p>
          </table:table-cell>
          <table:table-cell office:value-type="string" calcext:value-type="string">
            <text:p>PELBD METALOCENO COM DESLIZANTE MF-2806S3 <text:s text:c="1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77 <text:s text:c="3"/></text:p>
          </table:table-cell>
          <table:table-cell office:value-type="string" calcext:value-type="string">
            <text:p>PEBD FE (MAIS POLIMEROS) <text:s text:c="3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78 <text:s text:c="3"/></text:p>
          </table:table-cell>
          <table:table-cell office:value-type="string" calcext:value-type="string">
            <text:p>PELBD METALOCENO MF-1806 S3 <text:s text:c="3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79 <text:s text:c="3"/></text:p>
          </table:table-cell>
          <table:table-cell office:value-type="string" calcext:value-type="string">
            <text:p>PEBD LINEAR LL 7901 S <text:s text:c="3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80 <text:s text:c="3"/></text:p>
          </table:table-cell>
          <table:table-cell office:value-type="string" calcext:value-type="string">
            <text:p>PEBD TS 7003 <text:s text:c="4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81 <text:s text:c="3"/></text:p>
          </table:table-cell>
          <table:table-cell office:value-type="string" calcext:value-type="string">
            <text:p>PEBD LBH0120BPS - POLIETILENO LINEAR <text:s text:c="23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82 <text:s text:c="3"/></text:p>
          </table:table-cell>
          <table:table-cell office:value-type="string" calcext:value-type="string">
            <text:p>PEBD 1645 11B (LINEAR) <text:s text:c="3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83 <text:s text:c="3"/></text:p>
          </table:table-cell>
          <table:table-cell office:value-type="string" calcext:value-type="string">
            <text:p>PEBD FEB 001 (INDUSTRIAL) <text:s text:c="3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84 <text:s text:c="3"/></text:p>
          </table:table-cell>
          <table:table-cell office:value-type="string" calcext:value-type="string">
            <text:p>PEBD FUB 444-C (OFF CONVENCIONAL) <text:s text:c="2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86 <text:s text:c="3"/></text:p>
          </table:table-cell>
          <table:table-cell office:value-type="string" calcext:value-type="string">
            <text:p>PEBD FEB 005 - convencional <text:s/>sem deslizante <text:s text:c="1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87 <text:s text:c="3"/></text:p>
          </table:table-cell>
          <table:table-cell office:value-type="string" calcext:value-type="string">
            <text:p>PEBD FC31D (LINEAR COM DESLIZANTE) <text:s text:c="25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88 <text:s text:c="3"/></text:p>
          </table:table-cell>
          <table:table-cell office:value-type="string" calcext:value-type="string">
            <text:p>PEBD EF-2222 ( ) <text:s text:c="43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89 <text:s text:c="3"/></text:p>
          </table:table-cell>
          <table:table-cell office:value-type="string" calcext:value-type="string">
            <text:p>PEBD DOWLEX 2601 (LINEAR C/ DESLIZANTE-OCTENO) <text:s text:c="13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90 <text:s text:c="3"/></text:p>
          </table:table-cell>
          <table:table-cell office:value-type="string" calcext:value-type="string">
            <text:p>PEBD TX 8079 - INDUSTRIAL <text:s text:c="34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91 <text:s text:c="3"/></text:p>
          </table:table-cell>
          <table:table-cell office:value-type="string" calcext:value-type="string">
            <text:p>PEBD LH 218 LINEAR a base Hexeno <text:s text:c="27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92 <text:s text:c="3"/></text:p>
          </table:table-cell>
          <table:table-cell office:value-type="string" calcext:value-type="string">
            <text:p>PEBD LH 537 LINEAR <text:s text:c="41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93 <text:s text:c="3"/></text:p>
          </table:table-cell>
          <table:table-cell office:value-type="string" calcext:value-type="string">
            <text:p>PELBD FLEXUS 9211 METALOCENO COM DESLIZ+ANTI BLOQUEIO <text:s text:c="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94 <text:s text:c="3"/></text:p>
          </table:table-cell>
          <table:table-cell office:value-type="string" calcext:value-type="string">
            <text:p>PELBD METALOCENO SEM DESLIZANTE MF-2006 <text:s text:c="2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95 <text:s text:c="3"/></text:p>
          </table:table-cell>
          <table:table-cell office:value-type="string" calcext:value-type="string">
            <text:p>PELBD METALOCENO SEM DESLIZANTE MF-2606 <text:s text:c="2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96 <text:s text:c="3"/></text:p>
          </table:table-cell>
          <table:table-cell office:value-type="string" calcext:value-type="string">
            <text:p>PEBD 641i DOW convencional <text:s text:c="33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97 <text:s text:c="3"/></text:p>
          </table:table-cell>
          <table:table-cell office:value-type="string" calcext:value-type="string">
            <text:p>PEBD LF 1040 CC IMPORTADO WESTLAKE (linear com deslizante) <text:s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98 <text:s text:c="3"/></text:p>
          </table:table-cell>
          <table:table-cell office:value-type="string" calcext:value-type="string">
            <text:p>PEBD BFG 00919 IMPORTADO ELEME(linear sem deslizante) <text:s text:c="6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099 <text:s text:c="3"/></text:p>
          </table:table-cell>
          <table:table-cell office:value-type="string" calcext:value-type="string">
            <text:p>PEBD 505i IMPORTADO ICC POL <text:s text:c="32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100 <text:s text:c="3"/></text:p>
          </table:table-cell>
          <table:table-cell office:value-type="string" calcext:value-type="string">
            <text:p>PELBD LF1020/21 POLIETILENO DE BAIXA DENS. LINEAR <text:s text:c="10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101 <text:s text:c="3"/></text:p>
          </table:table-cell>
          <table:table-cell office:value-type="string" calcext:value-type="string">
            <text:p>POLIETILENO BAIXA DENS. LINEAR PLURIS9300 <text:s text:c="18"/>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Y-1BD20102 <text:s text:c="3"/></text:p>
          </table:table-cell>
          <table:table-cell office:value-type="string" calcext:value-type="string">
            <text:p>POLIETILENO CONV. EF412JM <text:s text:c="34"/></text:p>
          </table:table-cell>
          <table:table-cell office:value-type="string" calcext:value-type="string">
            <text:p>K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5T17:19:22.751535613</dc:date>
    <dc:creator>administrador </dc:creator>
    <meta:document-statistic meta:table-count="1" meta:cell-count="645" meta:object-count="0"/>
    <meta:generator>LibreOffice/4.2.6.3$Linux_X86_64 LibreOffice_project/420m0$Build-3</meta:generator>
  </office:meta>
</office:document-meta>
</file>